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6.625cm"/>
    </style:style>
    <style:style style:name="P1" style:family="paragraph" style:parent-style-name="Table_20_Contents">
      <style:text-properties officeooo:rsid="000e00e5" officeooo:paragraph-rsid="000e00e5"/>
    </style:style>
    <style:style style:name="P2" style:family="paragraph" style:parent-style-name="Table_20_Contents">
      <style:text-properties officeooo:rsid="000e00e5" officeooo:paragraph-rsid="0068b399"/>
    </style:style>
    <style:style style:name="P3" style:family="paragraph" style:parent-style-name="Table_20_Contents">
      <style:text-properties officeooo:rsid="000e00e5" officeooo:paragraph-rsid="00ff1726"/>
    </style:style>
    <style:style style:name="P4" style:family="paragraph" style:parent-style-name="Table_20_Contents">
      <style:text-properties officeooo:rsid="000e00e5" officeooo:paragraph-rsid="012ecb6a"/>
    </style:style>
    <style:style style:name="P5" style:family="paragraph" style:parent-style-name="Table_20_Contents">
      <style:text-properties officeooo:rsid="000e00e5" officeooo:paragraph-rsid="016b23fd"/>
    </style:style>
    <style:style style:name="P6" style:family="paragraph" style:parent-style-name="Table_20_Contents">
      <style:text-properties fo:font-style="italic" fo:font-weight="bold" officeooo:rsid="000e00e5" officeooo:paragraph-rsid="000e00e5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officeooo:paragraph-rsid="005d89a9"/>
    </style:style>
    <style:style style:name="P8" style:family="paragraph" style:parent-style-name="Table_20_Contents">
      <style:text-properties officeooo:paragraph-rsid="005ea966"/>
    </style:style>
    <style:style style:name="P9" style:family="paragraph" style:parent-style-name="Table_20_Contents">
      <style:text-properties officeooo:rsid="00706026" officeooo:paragraph-rsid="00706026"/>
    </style:style>
    <style:style style:name="P10" style:family="paragraph" style:parent-style-name="Table_20_Contents">
      <style:text-properties officeooo:paragraph-rsid="006c48dc"/>
    </style:style>
    <style:style style:name="P11" style:family="paragraph" style:parent-style-name="Table_20_Contents">
      <style:text-properties officeooo:paragraph-rsid="006e8247"/>
    </style:style>
    <style:style style:name="P12" style:family="paragraph" style:parent-style-name="Table_20_Contents">
      <style:text-properties fo:color="#000000" fo:font-weight="normal" fo:background-color="transparent" style:font-weight-asian="normal" style:font-weight-complex="normal"/>
    </style:style>
    <style:style style:name="P13" style:family="paragraph" style:parent-style-name="Table_20_Contents">
      <style:text-properties fo:color="#000000" style:font-name="JetBrains Mono" fo:font-size="9.80000019073486pt" officeooo:rsid="0082f19c"/>
    </style:style>
    <style:style style:name="P14" style:family="paragraph" style:parent-style-name="Table_20_Contents">
      <style:text-properties fo:color="#000000" style:font-name="JetBrains Mono" fo:font-size="9.80000019073486pt" officeooo:rsid="017ecd2d" officeooo:paragraph-rsid="0133410a" fo:background-color="transparent"/>
    </style:style>
    <style:style style:name="P15" style:family="paragraph" style:parent-style-name="Table_20_Contents">
      <style:text-properties fo:color="#000000" style:font-name="JetBrains Mono" fo:font-size="9.80000019073486pt" officeooo:rsid="005a9e92" officeooo:paragraph-rsid="0133410a" fo:background-color="transparent"/>
    </style:style>
    <style:style style:name="P16" style:family="paragraph" style:parent-style-name="Table_20_Contents">
      <style:text-properties officeooo:paragraph-rsid="0082f19c"/>
    </style:style>
    <style:style style:name="P17" style:family="paragraph" style:parent-style-name="Table_20_Contents">
      <style:text-properties officeooo:paragraph-rsid="009926ab"/>
    </style:style>
    <style:style style:name="P18" style:family="paragraph" style:parent-style-name="Table_20_Contents">
      <style:text-properties officeooo:rsid="005a9e92" officeooo:paragraph-rsid="011685de"/>
    </style:style>
    <style:style style:name="P19" style:family="paragraph" style:parent-style-name="Table_20_Contents">
      <style:text-properties officeooo:rsid="005a9e92" officeooo:paragraph-rsid="0133410a"/>
    </style:style>
    <style:style style:name="P20" style:family="paragraph" style:parent-style-name="Table_20_Contents">
      <style:text-properties officeooo:paragraph-rsid="0125a940"/>
    </style:style>
    <style:style style:name="P21" style:family="paragraph" style:parent-style-name="Table_20_Contents">
      <style:text-properties officeooo:paragraph-rsid="01318df1"/>
    </style:style>
    <style:style style:name="P22" style:family="paragraph" style:parent-style-name="Table_20_Contents">
      <style:text-properties officeooo:rsid="0133410a" officeooo:paragraph-rsid="0133410a"/>
    </style:style>
    <style:style style:name="P23" style:family="paragraph" style:parent-style-name="Table_20_Contents">
      <style:text-properties officeooo:rsid="0146cf55" officeooo:paragraph-rsid="014bee7c"/>
    </style:style>
    <style:style style:name="P24" style:family="paragraph" style:parent-style-name="Table_20_Contents">
      <style:text-properties officeooo:rsid="0168123f" officeooo:paragraph-rsid="0168123f"/>
    </style:style>
    <style:style style:name="P25" style:family="paragraph" style:parent-style-name="Table_20_Contents">
      <style:text-properties officeooo:paragraph-rsid="0179452c"/>
    </style:style>
    <style:style style:name="P26" style:family="paragraph" style:parent-style-name="Table_20_Contents">
      <style:text-properties officeooo:paragraph-rsid="018bcc13"/>
    </style:style>
    <style:style style:name="P27" style:family="paragraph" style:parent-style-name="Table_20_Contents">
      <style:text-properties officeooo:paragraph-rsid="0125a940"/>
    </style:style>
    <style:style style:name="P28" style:family="paragraph" style:parent-style-name="Table_20_Contents">
      <style:text-properties officeooo:rsid="019e3055" officeooo:paragraph-rsid="019e3055"/>
    </style:style>
    <style:style style:name="T1" style:family="text">
      <style:text-properties officeooo:rsid="000e00e5"/>
    </style:style>
    <style:style style:name="T2" style:family="text">
      <style:text-properties officeooo:rsid="0016842f"/>
    </style:style>
    <style:style style:name="T3" style:family="text">
      <style:text-properties officeooo:rsid="005a9e92"/>
    </style:style>
    <style:style style:name="T4" style:family="text">
      <style:text-properties officeooo:rsid="0068b399"/>
    </style:style>
    <style:style style:name="T5" style:family="text">
      <style:text-properties officeooo:rsid="00706026"/>
    </style:style>
    <style:style style:name="T6" style:family="text">
      <style:text-properties style:font-name="JetBrains Mono" fo:font-size="9.80000019073486pt"/>
    </style:style>
    <style:style style:name="T7" style:family="text">
      <style:text-properties officeooo:rsid="00766ca9"/>
    </style:style>
    <style:style style:name="T8" style:family="text">
      <style:text-properties officeooo:rsid="007b015a"/>
    </style:style>
    <style:style style:name="T9" style:family="text">
      <style:text-properties fo:color="#000000" style:font-name="JetBrains Mono" fo:font-size="9.80000019073486pt"/>
    </style:style>
    <style:style style:name="T10" style:family="text">
      <style:text-properties fo:color="#000000" style:font-name="JetBrains Mono" fo:font-size="9.80000019073486pt" officeooo:rsid="007fc7ef"/>
    </style:style>
    <style:style style:name="T11" style:family="text">
      <style:text-properties fo:color="#000000" style:font-name="JetBrains Mono" fo:font-size="9.80000019073486pt" officeooo:rsid="0081c75c"/>
    </style:style>
    <style:style style:name="T12" style:family="text">
      <style:text-properties fo:color="#000000" style:font-name="JetBrains Mono" fo:font-size="9.80000019073486pt" officeooo:rsid="0082f19c"/>
    </style:style>
    <style:style style:name="T13" style:family="text">
      <style:text-properties fo:color="#000000" style:font-name="JetBrains Mono" fo:font-size="9.80000019073486pt" fo:background-color="transparent" loext:char-shading-value="0"/>
    </style:style>
    <style:style style:name="T14" style:family="text">
      <style:text-properties fo:color="#000000" style:font-name="JetBrains Mono" fo:font-size="9.80000019073486pt" officeooo:rsid="017ecd2d" fo:background-color="transparent" loext:char-shading-value="0"/>
    </style:style>
    <style:style style:name="T15" style:family="text">
      <style:text-properties officeooo:rsid="0082f19c"/>
    </style:style>
    <style:style style:name="T16" style:family="text">
      <style:text-properties officeooo:rsid="009926ab"/>
    </style:style>
    <style:style style:name="T17" style:family="text">
      <style:text-properties officeooo:rsid="00b8f591"/>
    </style:style>
    <style:style style:name="T18" style:family="text">
      <style:text-properties officeooo:rsid="00be01d9"/>
    </style:style>
    <style:style style:name="T19" style:family="text">
      <style:text-properties officeooo:rsid="00f37017"/>
    </style:style>
    <style:style style:name="T20" style:family="text">
      <style:text-properties officeooo:rsid="00f593cb"/>
    </style:style>
    <style:style style:name="T21" style:family="text">
      <style:text-properties officeooo:rsid="00f6ddf6"/>
    </style:style>
    <style:style style:name="T22" style:family="text">
      <style:text-properties officeooo:rsid="01047f2c"/>
    </style:style>
    <style:style style:name="T23" style:family="text">
      <style:text-properties officeooo:rsid="0125a940"/>
    </style:style>
    <style:style style:name="T24" style:family="text">
      <style:text-properties officeooo:rsid="0133410a"/>
    </style:style>
    <style:style style:name="T25" style:family="text">
      <style:text-properties officeooo:rsid="0138aaf5"/>
    </style:style>
    <style:style style:name="T26" style:family="text">
      <style:text-properties officeooo:rsid="014bee7c"/>
    </style:style>
    <style:style style:name="T27" style:family="text">
      <style:text-properties officeooo:rsid="0161c907"/>
    </style:style>
    <style:style style:name="T28" style:family="text">
      <style:text-properties officeooo:rsid="0168123f"/>
    </style:style>
    <style:style style:name="T29" style:family="text">
      <style:text-properties officeooo:rsid="0171afb1"/>
    </style:style>
    <style:style style:name="T30" style:family="text">
      <style:text-properties officeooo:rsid="01743d1b"/>
    </style:style>
    <style:style style:name="T31" style:family="text">
      <style:text-properties officeooo:rsid="01826cab"/>
    </style:style>
    <style:style style:name="T32" style:family="text">
      <style:text-properties officeooo:rsid="0189d70c"/>
    </style:style>
    <style:style style:name="T33" style:family="text">
      <style:text-properties officeooo:rsid="0197bb4b"/>
    </style:style>
    <style:style style:name="T34" style:family="text">
      <style:text-properties officeooo:rsid="019d7653"/>
    </style:style>
    <style:style style:name="T35" style:family="text">
      <style:text-properties officeooo:rsid="01a04f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2</text:p>
          </table:table-cell>
          <table:table-cell table:style-name="Table1.E1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1"><text:span text:style-name="T21">18</text:span>/03/21</text:p>
          </table:table-cell>
          <table:table-cell table:style-name="Table1.A2" office:value-type="string">
            <text:p text:style-name="Table_20_Contents">-<text:span text:style-name="T1">&gt; Session</text:span></text:p>
            <text:p text:style-name="Table_20_Contents"/>
            <text:p text:style-name="Table_20_Contents">-<text:span text:style-name="T1">&gt; Task:</text:span></text:p>
            <text:p text:style-name="Table_20_Contents">-<text:span text:style-name="T1">&gt; Created Report(qweb-pdf) for registration form</text:span></text:p>
            <text:p text:style-name="Table_20_Contents"/>
            <text:p text:style-name="Table_20_Contents">-<text:span text:style-name="T2">&gt; Created Cronjob for registration module: if reg in ‘process’ state and created 3 day ago, change state to </text:span>‘<text:span text:style-name="T2">cancel</text:span>’</text:p>
          </table:table-cell>
          <table:table-cell table:style-name="Table1.A2" office:value-type="string">
            <text:p text:style-name="Table_20_Contents">-<text:span text:style-name="T3">&gt; Reading: Odoo doc 14</text:span></text:p>
          </table:table-cell>
          <table:table-cell table:style-name="Table1.A2" office:value-type="string">
            <text:p text:style-name="P7">-<text:span text:style-name="T3">&gt; Reading: Odoo doc 14</text:span></text:p>
          </table:table-cell>
          <table:table-cell table:style-name="Table1.E2" office:value-type="string">
            <text:p text:style-name="P8">-<text:span text:style-name="T3">&gt; <text:s/>loop in qweb-pdf</text:span></text:p>
          </table:table-cell>
        </table:table-row>
        <table:table-row>
          <table:table-cell table:style-name="Table1.A2" office:value-type="string">
            <text:p text:style-name="P2"><text:span text:style-name="T20">19</text:span>/03/21</text:p>
          </table:table-cell>
          <table:table-cell table:style-name="Table1.A2" office:value-type="string">
            <text:p text:style-name="Table_20_Contents">-<text:span text:style-name="T4">&gt; Server action in registration form to change state to ‘draft’</text:span></text:p>
          </table:table-cell>
          <table:table-cell table:style-name="Table1.A2" office:value-type="string">
            <text:p text:style-name="P10">-<text:span text:style-name="T3">&gt; Reading: qweb-pdf </text:span></text:p>
          </table:table-cell>
          <table:table-cell table:style-name="Table1.A2" office:value-type="string">
            <text:p text:style-name="P11">-<text:span text:style-name="T3">&gt; Reading: qweb-pdf, Odoo History</text:span></text:p>
          </table:table-cell>
          <table:table-cell table:style-name="Table1.E2" office:value-type="string">
            <text:p text:style-name="Table_20_Contents">-<text:span text:style-name="T5">&gt; Abstract model created</text:span></text:p>
            <text:p text:style-name="P12">-<text:span text:style-name="T5">&gt; used </text:span><text:span text:style-name="T6">_get_report_values</text:span></text:p>
            <text:p text:style-name="P9">method</text:p>
            <text:p text:style-name="P9">-<text:span text:style-name="T7">&gt; configured outgoing mail server</text:span></text:p>
          </table:table-cell>
        </table:table-row>
        <table:table-row>
          <table:table-cell table:style-name="Table1.A2" office:value-type="string">
            <text:p text:style-name="P2"><text:span text:style-name="T19">20</text:span>/03/21</text:p>
          </table:table-cell>
          <table:table-cell table:style-name="Table1.A2" office:value-type="string">
            <text:p text:style-name="Table_20_Contents">-<text:span text:style-name="T4">&gt; Task Implementation(Hotel Management)</text:span></text:p>
            <text:p text:style-name="Table_20_Contents">-<text:span text:style-name="T8">&gt; used </text:span><text:span text:style-name="T9">_get_report_values </text:span><text:span text:style-name="T10"><text:s/>in abstract model.</text:span></text:p>
            <text:p text:style-name="Table_20_Contents"><text:span text:style-name="T10">-</text:span><text:span text:style-name="T11">&gt; </text:span><text:span text:style-name="T12">Created button to send mail</text:span></text:p>
            <text:p text:style-name="P13">-&gt; created method to send mail</text:p>
          </table:table-cell>
          <table:table-cell table:style-name="Table1.A2" office:value-type="string">
            <text:p text:style-name="P16">-<text:span text:style-name="T3">&gt; Task Implementation(Hotel Management)</text:span></text:p>
            <text:p text:style-name="P16">-<text:span text:style-name="T8">&gt; Created xml for mail template</text:span></text:p>
            <text:p text:style-name="P16">-<text:span text:style-name="T15">&gt; set mail_from, mail_to to res.partner</text:span></text:p>
            <text:p text:style-name="P16"/>
          </table:table-cell>
          <table:table-cell table:style-name="Table1.A2" office:value-type="string">
            <text:p text:style-name="P17">-<text:span text:style-name="T3">&gt; Task Implementation(Hotel Management)</text:span></text:p>
            <text:p text:style-name="P17">-<text:span text:style-name="T16">&gt; function to calc room price, used onchange and calculate.</text:span></text:p>
            <text:p text:style-name="P17">-<text:span text:style-name="T17">&gt; Calculated each room price and total</text:span></text:p>
          </table:table-cell>
          <table:table-cell table:style-name="Table1.E2" office:value-type="string">
            <text:p text:style-name="Table_20_Contents">-<text:span text:style-name="T5">&gt; used related Field for room pridce</text:span></text:p>
            <text:p text:style-name="Table_20_Contents">-<text:span text:style-name="T18">&gt; created qweb report with some css</text:span></text:p>
            <text:p text:style-name="Table_20_Contents">-<text:span text:style-name="T18">&gt; added total amount in report</text:span></text:p>
            <text:p text:style-name="Table_20_Contents">-<text:span text:style-name="T18">&gt; </text:span></text:p>
          </table:table-cell>
        </table:table-row>
        <table:table-row>
          <table:table-cell table:style-name="Table1.A2" office:value-type="string">
            <text:p text:style-name="P3"><text:span text:style-name="T19">22</text:span>/03/21</text:p>
          </table:table-cell>
          <table:table-cell table:style-name="Table1.A2" office:value-type="string">
            <text:p text:style-name="Table_20_Contents">-<text:span text:style-name="T22">&gt;created qweb-report </text:span></text:p>
          </table:table-cell>
          <table:table-cell table:style-name="Table1.A2" office:value-type="string">
            <text:p text:style-name="P18">Reading: Odoo doc 14</text:p>
          </table:table-cell>
          <table:table-cell table:style-name="Table1.A2" office:value-type="string">
            <text:p text:style-name="P17">-<text:span text:style-name="T23">&gt; Task implementation</text:span></text:p>
            <text:p text:style-name="P17">-<text:span text:style-name="T23">&gt; Reading: how to print xlsx report </text:span></text:p>
          </table:table-cell>
          <table:table-cell table:style-name="Table1.E2" office:value-type="string">
            <text:p text:style-name="P20">-<text:span text:style-name="T23">&gt; New Task :</text:span></text:p>
            <text:p text:style-name="P23">Create wizard and take 2 fields start date and end date, search all registrations between these 2 dates</text:p>
            <text:p text:style-name="P23">-<text:span text:style-name="T26">&gt; created menu for wizard</text:span>.</text:p>
            <text:p text:style-name="P20">-<text:span text:style-name="T23">&gt; started creating <text:s/>xlsx report.</text:span></text:p>
          </table:table-cell>
        </table:table-row>
        <text:soft-page-break/>
        <table:table-row>
          <table:table-cell table:style-name="Table1.A2" office:value-type="string">
            <text:p text:style-name="P4"><text:span text:style-name="T19">23</text:span>/03/21</text:p>
          </table:table-cell>
          <table:table-cell table:style-name="Table1.A2" office:value-type="string">
            <text:p text:style-name="P21">-<text:span text:style-name="T23">&gt; created domain for xlsx report</text:span></text:p>
            <text:p text:style-name="P21">-<text:span text:style-name="T24">&gt; generated report with basic fields like registration id, start and end date, room </text:span></text:p>
          </table:table-cell>
          <table:table-cell table:style-name="Table1.A2" office:value-type="string">
            <text:p text:style-name="P19">-<text:span text:style-name="T24">&gt; added more fields in report like guests, amount</text:span></text:p>
            <text:p text:style-name="P22">-&gt; used formula in report to calclulate total amount. </text:p>
          </table:table-cell>
          <table:table-cell table:style-name="Table1.A2" office:value-type="string">
            <text:p text:style-name="P17">-<text:span text:style-name="T25">&gt; created attachment url to download xlsx report on button click.</text:span></text:p>
            <text:p text:style-name="P17">-<text:span text:style-name="T27">&gt; Reading: Worksheet class</text:span></text:p>
          </table:table-cell>
          <table:table-cell table:style-name="Table1.E2" office:value-type="string">
            <text:p text:style-name="P20">-<text:span text:style-name="T28">&gt; New task:</text:span></text:p>
            <text:p text:style-name="P24">Smart button</text:p>
            <text:p text:style-name="P24">-&gt; Created smart button</text:p>
            <text:p text:style-name="P24"/>
          </table:table-cell>
        </table:table-row>
        <table:table-row>
          <table:table-cell table:style-name="Table1.A2" office:value-type="string">
            <text:p text:style-name="P5"><text:span text:style-name="T19">24</text:span>/03/21</text:p>
          </table:table-cell>
          <table:table-cell table:style-name="Table1.A2" office:value-type="string">
            <text:p text:style-name="P21">-<text:span text:style-name="T29">&gt; Added field ‘registration count’ with smart button to count number of registrations</text:span></text:p>
            <text:p text:style-name="P25">-<text:span text:style-name="T29">&gt; created function for smart button.</text:span></text:p>
          </table:table-cell>
          <table:table-cell table:style-name="Table1.A2" office:value-type="string">
            <text:p text:style-name="P19">-<text:span text:style-name="T30">&gt; Created function to count number of registrations</text:span></text:p>
            <text:p text:style-name="P26"><text:span text:style-name="T3">-&gt; understanding code: </text:span><text:span text:style-name="T13">action_view_invoice </text:span><text:span text:style-name="T14">from sale.py</text:span></text:p>
            <text:p text:style-name="P14"/>
            <text:p text:style-name="P15"/>
          </table:table-cell>
          <table:table-cell table:style-name="Table1.A2" office:value-type="string">
            <text:p text:style-name="P17">-<text:span text:style-name="T31">&gt; used domain for registration </text:span></text:p>
            <text:p text:style-name="P17">-<text:span text:style-name="T32">&gt; Reading: Actions</text:span></text:p>
            <text:p text:style-name="P17">-<text:span text:style-name="T33">&gt; Reading: Read excel file in python</text:span></text:p>
            <text:p text:style-name="P17">-<text:line-break/><text:span text:style-name="T33">&gt; Implementation: reading excel file in python with xlrd</text:span></text:p>
          </table:table-cell>
          <table:table-cell table:style-name="Table1.E2" office:value-type="string">
            <text:p text:style-name="P20">-<text:span text:style-name="T34">&gt; New Task:</text:span></text:p>
            <text:p text:style-name="P28">read data from excel file and create records</text:p>
            <text:p text:style-name="P28">-&gt; Created Wizard to import excel file</text:p>
            <text:p text:style-name="P28">-&gt; <text:span text:style-name="T35">Created function to read data of excel file and insert into database, task don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15:34.581259414</meta:creation-date>
    <meta:generator>LibreOffice/5.1.6.2$Linux_X86_64 LibreOffice_project/10m0$Build-2</meta:generator>
    <dc:date>2021-03-24T18:44:16.007445924</dc:date>
    <meta:editing-duration>PT6H21M24S</meta:editing-duration>
    <meta:editing-cycles>98</meta:editing-cycles>
    <meta:document-statistic meta:table-count="1" meta:image-count="0" meta:object-count="0" meta:page-count="2" meta:paragraph-count="68" meta:word-count="368" meta:character-count="2212" meta:non-whitespace-character-count="1902"/>
  </office:meta>
</office:document-meta>
</file>